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ucida Sans1" svg:font-family="'Lucida Sans'" style:font-pitch="variable"/>
    <style:font-face style:name="Arial CE" svg:font-family="'Arial C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R_J-P_J</text:p>
          </table:table-cell>
        </table:table-row>
        <table:table-row table:style-name="ro1">
          <table:table-cell office:value-type="float" office:value="2060.1401" calcext:value-type="float">
            <text:p>2060,14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64.6434" calcext:value-type="float">
            <text:p>2064,643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69.064" calcext:value-type="float">
            <text:p>2069,06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073.522" calcext:value-type="float">
            <text:p>2073,52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077.883" calcext:value-type="float">
            <text:p>2077,88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082.2403" calcext:value-type="float">
            <text:p>2082,240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86.5636" calcext:value-type="float">
            <text:p>2086,563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090.8388" calcext:value-type="float">
            <text:p>2090,838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095.0846" calcext:value-type="float">
            <text:p>2095,084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099.3288" calcext:value-type="float">
            <text:p>2099,328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103.5008" calcext:value-type="float">
            <text:p>2103,500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07.6481" calcext:value-type="float">
            <text:p>2107,648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111.7699" calcext:value-type="float">
            <text:p>2111,769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115.8574" calcext:value-type="float">
            <text:p>2115,857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119.9129" calcext:value-type="float">
            <text:p>2119,912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23.9458" calcext:value-type="float">
            <text:p>2123,945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27.9112" calcext:value-type="float">
            <text:p>2127,91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31.8794" calcext:value-type="float">
            <text:p>2131,879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35.789" calcext:value-type="float">
            <text:p>2135,78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39.6671" calcext:value-type="float">
            <text:p>2139,66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2147.3348" calcext:value-type="float">
            <text:p>2147,33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1.0948" calcext:value-type="float">
            <text:p>2151,09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4.8386" calcext:value-type="float">
            <text:p>2154,838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58.5327" calcext:value-type="float">
            <text:p>2158,53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62.2142" calcext:value-type="float">
            <text:p>2162,214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65.8536" calcext:value-type="float">
            <text:p>2165,853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69.4459" calcext:value-type="float">
            <text:p>2169,445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72.9904" calcext:value-type="float">
            <text:p>2172,990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176.5307" calcext:value-type="float">
            <text:p>2176,530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180.008" calcext:value-type="float">
            <text:p>2180,00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183.4772" calcext:value-type="float">
            <text:p>2183,477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86.8878" calcext:value-type="float">
            <text:p>2186,887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190.2691" calcext:value-type="float">
            <text:p>2190,269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193.6148" calcext:value-type="float">
            <text:p>2193,614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196.906" calcext:value-type="float">
            <text:p>2196,90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200.1754" calcext:value-type="float">
            <text:p>2200,175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203.4042" calcext:value-type="float">
            <text:p>2203,404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06.6095" calcext:value-type="float">
            <text:p>2206,609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209.7608" calcext:value-type="float">
            <text:p>2209,7608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212.8864" calcext:value-type="float">
            <text:p>2212,886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215.9516" calcext:value-type="float">
            <text:p>2215,951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ucida Sans1" svg:font-family="'Lucida Sans'" style:font-pitch="variable"/>
    <style:font-face style:name="Arial CE" svg:font-family="'Arial C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1T11:45:35.141000000</meta:creation-date>
    <meta:editing-cycles>2</meta:editing-cycles>
    <meta:editing-duration>PT2H59M10S</meta:editing-duration>
    <dc:date>2021-10-21T14:44:45.648000000</dc:date>
    <meta:generator>LibreOffice/6.3.4.2$Windows_X86_64 LibreOffice_project/60da17e045e08f1793c57c00ba83cdfce946d0aa</meta:generator>
    <meta:document-statistic meta:table-count="1" meta:cell-count="88" meta:object-count="0"/>
  </office:meta>
</office:document-meta>
</file>